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2e997" officeooo:paragraph-rsid="0002e997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2e997" officeooo:paragraph-rsid="0002e997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<text:s/>Docker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7:00:55.521000000</meta:creation-date>
    <dc:date>2024-10-07T17:06:56.278000000</dc:date>
    <meta:editing-duration>PT6M1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1"/>
    <meta:generator>LibreOffice/24.8.0.3$Windows_X86_64 LibreOffice_project/0bdf1299c94fe897b119f97f3c613e9dca6be583</meta:generator>
  </office:meta>
</office:document-meta>
</file>